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in" fo:margin-bottom="0in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in" fo:margin-bottom="0in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in" fo:margin-bottom="0in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in" fo:margin-bottom="0in" style:contextual-spacing="false"/>
    </style:style>
    <style:style style:name="P33" style:family="paragraph" style:parent-style-name="Text_20_body" style:list-style-name="L17"/>
    <style:style style:name="P34" style:family="paragraph" style:parent-style-name="Text_20_body" style:list-style-name="L17">
      <style:paragraph-properties fo:margin-top="0in" fo:margin-bottom="0in" style:contextual-spacing="false"/>
    </style:style>
    <style:style style:name="P35" style:family="paragraph" style:parent-style-name="Text_20_body" style:list-style-name="L18"/>
    <style:style style:name="P36" style:family="paragraph" style:parent-style-name="Text_20_body" style:list-style-name="L18">
      <style:paragraph-properties fo:margin-top="0in" fo:margin-bottom="0in" style:contextual-spacing="false"/>
    </style:style>
    <style:style style:name="P37" style:family="paragraph" style:parent-style-name="Text_20_body" style:list-style-name="L19"/>
    <style:style style:name="P38" style:family="paragraph" style:parent-style-name="Text_20_body" style:list-style-name="L19">
      <style:paragraph-properties fo:margin-top="0in" fo:margin-bottom="0in" style:contextual-spacing="false"/>
    </style:style>
    <style:style style:name="P39" style:family="paragraph" style:parent-style-name="Text_20_body" style:list-style-name="L20"/>
    <style:style style:name="P40" style:family="paragraph" style:parent-style-name="Text_20_body" style:list-style-name="L20">
      <style:paragraph-properties fo:margin-top="0in" fo:margin-bottom="0in" style:contextual-spacing="false"/>
    </style:style>
    <style:style style:name="P41" style:family="paragraph" style:parent-style-name="Text_20_body" style:list-style-name="L21"/>
    <style:style style:name="P42" style:family="paragraph" style:parent-style-name="Text_20_body" style:list-style-name="L21">
      <style:paragraph-properties fo:margin-top="0in" fo:margin-bottom="0in" style:contextual-spacing="false"/>
    </style:style>
    <style:style style:name="P43" style:family="paragraph" style:parent-style-name="Text_20_body" style:list-style-name="L22"/>
    <style:style style:name="P44" style:family="paragraph" style:parent-style-name="Text_20_body" style:list-style-name="L22">
      <style:paragraph-properties fo:margin-top="0in" fo:margin-bottom="0in" style:contextual-spacing="false"/>
    </style:style>
    <style:style style:name="P45" style:family="paragraph" style:parent-style-name="Text_20_body" style:list-style-name="L23"/>
    <style:style style:name="P46" style:family="paragraph" style:parent-style-name="Text_20_body" style:list-style-name="L23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oute Planner Web App - Project Requirements Document</text:h>
      <text:h text:style-name="Heading_20_2" text:outline-level="2">Project Overview</text:h>
      <text:h text:style-name="Heading_20_3" text:outline-level="3">Purpose</text:h>
      <text:p text:style-name="Text_20_body">Create a live web application for interactive route planning with elevation profiling that runs entirely in the browser without requiring a backend database.</text:p>
      <text:h text:style-name="Heading_20_3" text:outline-level="3">Target Users</text:h>
      <text:list text:style-name="L1">
        <text:list-item>
          <text:p text:style-name="P2">Outdoor enthusiasts </text:p>
        </text:list-item>
        <text:list-item>
          <text:p text:style-name="P2">Cyclists and hikers </text:p>
        </text:list-item>
        <text:list-item>
          <text:p text:style-name="P2">Route planners </text:p>
        </text:list-item>
        <text:list-item>
          <text:p text:style-name="P1">Anyone needing elevation-aware route planning </text:p>
        </text:list-item>
      </text:list>
      <text:h text:style-name="Heading_20_2" text:outline-level="2">Functional Requirements</text:h>
      <text:h text:style-name="Heading_20_3" text:outline-level="3">1. Interactive Map Interface</text:h>
      <text:h text:style-name="Heading_20_4" text:outline-level="4">1.1 Map Display</text:h>
      <text:list text:style-name="L2">
        <text:list-item>
          <text:p text:style-name="P4"><text:span text:style-name="Strong_20_Emphasis">Map Provider</text:span>: OpenStreetMap tiles via open source services </text:p>
        </text:list-item>
        <text:list-item>
          <text:p text:style-name="P4"><text:span text:style-name="Strong_20_Emphasis">Initial View</text:span>: Centered on user's location (or default location if geolocation unavailable) </text:p>
        </text:list-item>
        <text:list-item>
          <text:p text:style-name="P4"><text:span text:style-name="Strong_20_Emphasis">Zoom Controls</text:span>: Standard zoom in/out functionality </text:p>
        </text:list-item>
        <text:list-item>
          <text:p text:style-name="P3"><text:span text:style-name="Strong_20_Emphasis">Pan Support</text:span>: Click and drag map navigation </text:p>
        </text:list-item>
      </text:list>
      <text:h text:style-name="Heading_20_4" text:outline-level="4">1.2 Pin Placement System</text:h>
      <text:list text:style-name="L3">
        <text:list-item>
          <text:p text:style-name="P6"><text:span text:style-name="Strong_20_Emphasis">Pin Creation</text:span>: Single click on map to place pins </text:p>
        </text:list-item>
        <text:list-item>
          <text:p text:style-name="P6"><text:span text:style-name="Strong_20_Emphasis">First Pin</text:span>: Automatically designated as starting point (different visual style) </text:p>
        </text:list-item>
        <text:list-item>
          <text:p text:style-name="P6"><text:span text:style-name="Strong_20_Emphasis">Pin Sequence</text:span>: Subsequent pins create waypoints in chronological order </text:p>
        </text:list-item>
        <text:list-item>
          <text:p text:style-name="P6"><text:span text:style-name="Strong_20_Emphasis">Pin Management</text:span>: </text:p>
          <text:list>
            <text:list-item>
              <text:p text:style-name="P6">Right-click to remove pins </text:p>
            </text:list-item>
            <text:list-item>
              <text:p text:style-name="P6">Drag pins to reposition </text:p>
            </text:list-item>
            <text:list-item>
              <text:p text:style-name="P5">Maximum 20 pins to prevent performance issues </text:p>
            </text:list-item>
          </text:list>
        </text:list-item>
      </text:list>
      <text:h text:style-name="Heading_20_4" text:outline-level="4">1.3 Route Optimization</text:h>
      <text:list text:style-name="L4">
        <text:list-item>
          <text:p text:style-name="P8"><text:span text:style-name="Strong_20_Emphasis">Routing Engine</text:span>: Use OpenRouteService API or similar open source routing </text:p>
        </text:list-item>
        <text:list-item>
          <text:p text:style-name="P8"><text:span text:style-name="Strong_20_Emphasis">Route Type</text:span>: Road network only (no off-road routing) </text:p>
        </text:list-item>
        <text:list-item>
          <text:p text:style-name="P8"><text:span text:style-name="Strong_20_Emphasis">Route Display</text:span>: Clear line visualization between pins </text:p>
        </text:list-item>
        <text:list-item>
          <text:p text:style-name="P7"><text:span text:style-name="Strong_20_Emphasis">Real-time Updates</text:span>: Route recalculates automatically when pins are moved/added/removed </text:p>
        </text:list-item>
      </text:list>
      <text:h text:style-name="Heading_20_3" text:outline-level="3"><text:soft-page-break/>2. Elevation Profile Display</text:h>
      <text:h text:style-name="Heading_20_4" text:outline-level="4">2.1 Profile Visualization</text:h>
      <text:list text:style-name="L5">
        <text:list-item>
          <text:p text:style-name="P10"><text:span text:style-name="Strong_20_Emphasis">Position</text:span>: Below the map interface </text:p>
        </text:list-item>
        <text:list-item>
          <text:p text:style-name="P10"><text:span text:style-name="Strong_20_Emphasis">Style</text:span>: Similar to Komoot's elevation profile </text:p>
        </text:list-item>
        <text:list-item>
          <text:p text:style-name="P10"><text:span text:style-name="Strong_20_Emphasis">Data Source</text:span>: Elevation data from OpenStreetMap or open elevation APIs </text:p>
        </text:list-item>
        <text:list-item>
          <text:p text:style-name="P10"><text:span text:style-name="Strong_20_Emphasis">X-axis</text:span>: Distance along route </text:p>
        </text:list-item>
        <text:list-item>
          <text:p text:style-name="P9"><text:span text:style-name="Strong_20_Emphasis">Y-axis</text:span>: Elevation in meters </text:p>
        </text:list-item>
      </text:list>
      <text:h text:style-name="Heading_20_4" text:outline-level="4">2.2 Gradient Visualization</text:h>
      <text:list text:style-name="L6">
        <text:list-item>
          <text:p text:style-name="P12"><text:span text:style-name="Strong_20_Emphasis">Color Coding</text:span>: </text:p>
          <text:list>
            <text:list-item>
              <text:p text:style-name="P12">Normal sections: Blue/green color </text:p>
            </text:list-item>
            <text:list-item>
              <text:p text:style-name="P12">Steep sections (&gt;5° gradient): Red/orange color </text:p>
            </text:list-item>
          </text:list>
        </text:list-item>
        <text:list-item>
          <text:p text:style-name="P12"><text:span text:style-name="Strong_20_Emphasis">Gradient Calculation</text:span>: Calculate slope between elevation points </text:p>
        </text:list-item>
        <text:list-item>
          <text:p text:style-name="P11"><text:span text:style-name="Strong_20_Emphasis">Smooth Transitions</text:span>: Gradual color transitions between different gradient zones </text:p>
        </text:list-item>
      </text:list>
      <text:h text:style-name="Heading_20_4" text:outline-level="4">2.3 Interactive Features</text:h>
      <text:list text:style-name="L7">
        <text:list-item>
          <text:p text:style-name="P14"><text:span text:style-name="Strong_20_Emphasis">Hover Effects</text:span>: Show exact elevation and distance on hover </text:p>
        </text:list-item>
        <text:list-item>
          <text:p text:style-name="P13"><text:span text:style-name="Strong_20_Emphasis">Map Synchronization</text:span>: Clicking on elevation profile highlights corresponding map location </text:p>
        </text:list-item>
      </text:list>
      <text:h text:style-name="Heading_20_3" text:outline-level="3">3. Technical Requirements</text:h>
      <text:h text:style-name="Heading_20_4" text:outline-level="4">3.1 Architecture</text:h>
      <text:list text:style-name="L8">
        <text:list-item>
          <text:p text:style-name="P16"><text:span text:style-name="Strong_20_Emphasis">Type</text:span>: Single Page Application (SPA) </text:p>
        </text:list-item>
        <text:list-item>
          <text:p text:style-name="P16"><text:span text:style-name="Strong_20_Emphasis">Framework</text:span>: Vanilla JavaScript, React, or Vue.js </text:p>
        </text:list-item>
        <text:list-item>
          <text:p text:style-name="P16"><text:span text:style-name="Strong_20_Emphasis">No Backend</text:span>: All processing client-side </text:p>
        </text:list-item>
        <text:list-item>
          <text:p text:style-name="P15"><text:span text:style-name="Strong_20_Emphasis">No Database</text:span>: No persistent data storage </text:p>
        </text:list-item>
      </text:list>
      <text:h text:style-name="Heading_20_4" text:outline-level="4">3.2 APIs and Services</text:h>
      <text:list text:style-name="L9">
        <text:list-item>
          <text:p text:style-name="P18"><text:span text:style-name="Strong_20_Emphasis">Map Tiles</text:span>: OpenStreetMap </text:p>
        </text:list-item>
        <text:list-item>
          <text:p text:style-name="P18"><text:span text:style-name="Strong_20_Emphasis">Routing</text:span>: OpenRouteService API or GraphHopper </text:p>
        </text:list-item>
        <text:list-item>
          <text:p text:style-name="P18"><text:span text:style-name="Strong_20_Emphasis">Elevation Data</text:span>: Open-Elevation API or similar </text:p>
        </text:list-item>
        <text:list-item>
          <text:p text:style-name="P17"><text:span text:style-name="Strong_20_Emphasis">Rate Limiting</text:span>: Implement request throttling to respect API limits </text:p>
        </text:list-item>
      </text:list>
      <text:h text:style-name="Heading_20_4" text:outline-level="4">3.3 Performance Requirements</text:h>
      <text:list text:style-name="L10">
        <text:list-item>
          <text:p text:style-name="P20"><text:span text:style-name="Strong_20_Emphasis">Load Time</text:span>: Initial page load &lt; 3 seconds </text:p>
        </text:list-item>
        <text:list-item>
          <text:p text:style-name="P20"><text:span text:style-name="Strong_20_Emphasis">Route Calculation</text:span>: &lt; 2 seconds for routes up to 100km </text:p>
        </text:list-item>
        <text:list-item>
          <text:p text:style-name="P20"><text:span text:style-name="Strong_20_Emphasis">Elevation Profile</text:span>: Generate within 1 second of route calculation </text:p>
        </text:list-item>
        <text:list-item>
          <text:p text:style-name="P19"><text:span text:style-name="Strong_20_Emphasis">Memory Usage</text:span>: Efficient cleanup of unused route data </text:p>
        </text:list-item>
      </text:list>
      <text:h text:style-name="Heading_20_2" text:outline-level="2"><text:soft-page-break/>User Interface Requirements</text:h>
      <text:h text:style-name="Heading_20_3" text:outline-level="3">4.1 Layout</text:h>
      <text:list text:style-name="L11">
        <text:list-item>
          <text:p text:style-name="P22"><text:span text:style-name="Strong_20_Emphasis">Top Section</text:span>: Interactive map (70% of viewport height) </text:p>
        </text:list-item>
        <text:list-item>
          <text:p text:style-name="P22"><text:span text:style-name="Strong_20_Emphasis">Bottom Section</text:span>: Elevation profile (30% of viewport height) </text:p>
        </text:list-item>
        <text:list-item>
          <text:p text:style-name="P22"><text:span text:style-name="Strong_20_Emphasis">Responsive</text:span>: Adapt to different screen sizes </text:p>
        </text:list-item>
        <text:list-item>
          <text:p text:style-name="P21"><text:span text:style-name="Strong_20_Emphasis">Mobile Friendly</text:span>: Touch-optimized for tablets/phones </text:p>
        </text:list-item>
      </text:list>
      <text:h text:style-name="Heading_20_3" text:outline-level="3">4.2 Controls</text:h>
      <text:list text:style-name="L12">
        <text:list-item>
          <text:p text:style-name="P24"><text:span text:style-name="Strong_20_Emphasis">Clear Route Button</text:span>: Remove all pins and reset </text:p>
        </text:list-item>
        <text:list-item>
          <text:p text:style-name="P24"><text:span text:style-name="Strong_20_Emphasis">Download Route</text:span>: Export GPX file (optional) </text:p>
        </text:list-item>
        <text:list-item>
          <text:p text:style-name="P23"><text:span text:style-name="Strong_20_Emphasis">Route Statistics</text:span>: Display total distance, elevation gain/loss, estimated time </text:p>
        </text:list-item>
      </text:list>
      <text:h text:style-name="Heading_20_3" text:outline-level="3">4.3 Visual Design</text:h>
      <text:list text:style-name="L13">
        <text:list-item>
          <text:p text:style-name="P26"><text:span text:style-name="Strong_20_Emphasis">Color Scheme</text:span>: Modern, high-contrast colors </text:p>
        </text:list-item>
        <text:list-item>
          <text:p text:style-name="P26"><text:span text:style-name="Strong_20_Emphasis">Pin Styling</text:span>: </text:p>
          <text:list>
            <text:list-item>
              <text:p text:style-name="P26">Start pin: Green with number "1" </text:p>
            </text:list-item>
            <text:list-item>
              <text:p text:style-name="P26">Waypoint pins: Blue with sequential numbers </text:p>
            </text:list-item>
            <text:list-item>
              <text:p text:style-name="P26">Selected pin: Highlighted border </text:p>
            </text:list-item>
          </text:list>
        </text:list-item>
        <text:list-item>
          <text:p text:style-name="P25"><text:span text:style-name="Strong_20_Emphasis">Route Line</text:span>: Bold, easily visible color (e.g., blue or purple) </text:p>
        </text:list-item>
      </text:list>
      <text:h text:style-name="Heading_20_2" text:outline-level="2">Technical Constraints</text:h>
      <text:h text:style-name="Heading_20_3" text:outline-level="3">5.1 Browser Support</text:h>
      <text:list text:style-name="L14">
        <text:list-item>
          <text:p text:style-name="P28"><text:span text:style-name="Strong_20_Emphasis">Modern Browsers</text:span>: Chrome 80+, Firefox 75+, Safari 13+, Edge 80+ </text:p>
        </text:list-item>
        <text:list-item>
          <text:p text:style-name="P28"><text:span text:style-name="Strong_20_Emphasis">JavaScript</text:span>: ES6+ features acceptable </text:p>
        </text:list-item>
        <text:list-item>
          <text:p text:style-name="P27"><text:span text:style-name="Strong_20_Emphasis">Mobile Browsers</text:span>: iOS Safari, Chrome Mobile </text:p>
        </text:list-item>
      </text:list>
      <text:h text:style-name="Heading_20_3" text:outline-level="3">5.2 API Dependencies</text:h>
      <text:list text:style-name="L15">
        <text:list-item>
          <text:p text:style-name="P30"><text:span text:style-name="Strong_20_Emphasis">Primary Routing</text:span>: OpenRouteService (free tier: 2000 requests/day) </text:p>
        </text:list-item>
        <text:list-item>
          <text:p text:style-name="P30"><text:span text:style-name="Strong_20_Emphasis">Fallback Routing</text:span>: GraphHopper or MapBox (if needed) </text:p>
        </text:list-item>
        <text:list-item>
          <text:p text:style-name="P30"><text:span text:style-name="Strong_20_Emphasis">Elevation</text:span>: Open-Elevation API (unlimited, open source) </text:p>
        </text:list-item>
        <text:list-item>
          <text:p text:style-name="P29"><text:span text:style-name="Strong_20_Emphasis">Error Handling</text:span>: Graceful degradation if APIs unavailable </text:p>
        </text:list-item>
      </text:list>
      <text:h text:style-name="Heading_20_3" text:outline-level="3">5.3 Data Storage</text:h>
      <text:list text:style-name="L16">
        <text:list-item>
          <text:p text:style-name="P32"><text:span text:style-name="Strong_20_Emphasis">Session Only</text:span>: Route data stored in browser memory only </text:p>
        </text:list-item>
        <text:list-item>
          <text:p text:style-name="P32"><text:span text:style-name="Strong_20_Emphasis">No Persistence</text:span>: Data lost on page refresh (by design) </text:p>
        </text:list-item>
        <text:list-item>
          <text:p text:style-name="P31"><text:span text:style-name="Strong_20_Emphasis">Local Storage</text:span>: Only for user preferences (map center, zoom level) </text:p>
        </text:list-item>
      </text:list>
      <text:h text:style-name="Heading_20_2" text:outline-level="2"><text:soft-page-break/>Success Criteria</text:h>
      <text:h text:style-name="Heading_20_3" text:outline-level="3">6.1 Functionality</text:h>
      <text:list text:style-name="L17">
        <text:list-item>
          <text:p text:style-name="P34">[ ] User can place pins on map with single click </text:p>
        </text:list-item>
        <text:list-item>
          <text:p text:style-name="P34">[ ] Route automatically calculates between pins using road network </text:p>
        </text:list-item>
        <text:list-item>
          <text:p text:style-name="P34">[ ] Elevation profile displays below map </text:p>
        </text:list-item>
        <text:list-item>
          <text:p text:style-name="P34">[ ] Gradient sections &gt;5° show in different color </text:p>
        </text:list-item>
        <text:list-item>
          <text:p text:style-name="P33">[ ] Application runs smoothly without backend dependencies </text:p>
        </text:list-item>
      </text:list>
      <text:h text:style-name="Heading_20_3" text:outline-level="3">6.2 Performance</text:h>
      <text:list text:style-name="L18">
        <text:list-item>
          <text:p text:style-name="P36">[ ] Route calculation completes within 2 seconds </text:p>
        </text:list-item>
        <text:list-item>
          <text:p text:style-name="P36">[ ] Elevation profile renders within 1 second </text:p>
        </text:list-item>
        <text:list-item>
          <text:p text:style-name="P36">[ ] No memory leaks during extended use </text:p>
        </text:list-item>
        <text:list-item>
          <text:p text:style-name="P35">[ ] Responsive on mobile devices </text:p>
        </text:list-item>
      </text:list>
      <text:h text:style-name="Heading_20_3" text:outline-level="3">6.3 User Experience</text:h>
      <text:list text:style-name="L19">
        <text:list-item>
          <text:p text:style-name="P38">[ ] Intuitive pin placement and management </text:p>
        </text:list-item>
        <text:list-item>
          <text:p text:style-name="P38">[ ] Clear visual feedback for all interactions </text:p>
        </text:list-item>
        <text:list-item>
          <text:p text:style-name="P38">[ ] Smooth transitions and animations </text:p>
        </text:list-item>
        <text:list-item>
          <text:p text:style-name="P37">[ ] Error messages when APIs fail </text:p>
        </text:list-item>
      </text:list>
      <text:h text:style-name="Heading_20_2" text:outline-level="2">Optional Enhancements (Future Iterations)</text:h>
      <text:list text:style-name="L20">
        <text:list-item>
          <text:p text:style-name="P40"><text:span text:style-name="Strong_20_Emphasis">Route Profiles</text:span>: Walking, cycling, driving options </text:p>
        </text:list-item>
        <text:list-item>
          <text:p text:style-name="P40"><text:span text:style-name="Strong_20_Emphasis">Weather Integration</text:span>: Current weather along route </text:p>
        </text:list-item>
        <text:list-item>
          <text:p text:style-name="P40"><text:span text:style-name="Strong_20_Emphasis">Photo Integration</text:span>: Add photos to pins </text:p>
        </text:list-item>
        <text:list-item>
          <text:p text:style-name="P40"><text:span text:style-name="Strong_20_Emphasis">Route Sharing</text:span>: Share routes via URL </text:p>
        </text:list-item>
        <text:list-item>
          <text:p text:style-name="P39"><text:span text:style-name="Strong_20_Emphasis">Offline Mode</text:span>: Cache map tiles for offline use </text:p>
        </text:list-item>
      </text:list>
      <text:h text:style-name="Heading_20_2" text:outline-level="2">Development Notes</text:h>
      <text:h text:style-name="Heading_20_3" text:outline-level="3">Technology Stack Recommendations</text:h>
      <text:list text:style-name="L21">
        <text:list-item>
          <text:p text:style-name="P42"><text:span text:style-name="Strong_20_Emphasis">Frontend</text:span>: React with Leaflet.js for mapping </text:p>
        </text:list-item>
        <text:list-item>
          <text:p text:style-name="P42"><text:span text:style-name="Strong_20_Emphasis">Styling</text:span>: Tailwind CSS or styled-components </text:p>
        </text:list-item>
        <text:list-item>
          <text:p text:style-name="P42"><text:span text:style-name="Strong_20_Emphasis">Charts</text:span>: Chart.js or D3.js for elevation profile </text:p>
        </text:list-item>
        <text:list-item>
          <text:p text:style-name="P41"><text:span text:style-name="Strong_20_Emphasis">Build Tool</text:span>: Vite or Create React App </text:p>
        </text:list-item>
      </text:list>
      <text:h text:style-name="Heading_20_3" text:outline-level="3">API Keys Required</text:h>
      <text:list text:style-name="L22">
        <text:list-item>
          <text:p text:style-name="P44">OpenRouteService API key (free registration) </text:p>
        </text:list-item>
        <text:list-item>
          <text:p text:style-name="P43">Consider backup services for reliability </text:p>
        </text:list-item>
      </text:list>
      <text:h text:style-name="Heading_20_3" text:outline-level="3"><text:soft-page-break/>Testing Requirements</text:h>
      <text:list text:style-name="L23">
        <text:list-item>
          <text:p text:style-name="P46">Test with various route lengths (1km to 100km+) </text:p>
        </text:list-item>
        <text:list-item>
          <text:p text:style-name="P46">Test gradient calculation accuracy </text:p>
        </text:list-item>
        <text:list-item>
          <text:p text:style-name="P46">Test API error handling </text:p>
        </text:list-item>
        <text:list-item>
          <text:p text:style-name="P45">Cross-browser compatibility testing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23T22:19:41.506000000</meta:creation-date>
    <dc:date>2025-07-23T22:19:45.036000000</dc:date>
    <meta:editing-duration>PT3S</meta:editing-duration>
    <meta:editing-cycles>1</meta:editing-cycles>
    <meta:generator>LibreOffice/7.6.2.1$Windows_X86_64 LibreOffice_project/56f7684011345957bbf33a7ee678afaf4d2ba333</meta:generator>
    <meta:document-statistic meta:table-count="0" meta:image-count="0" meta:object-count="0" meta:page-count="5" meta:paragraph-count="129" meta:word-count="842" meta:character-count="5413" meta:non-whitespace-character-count="4700"/>
  </office:meta>
</office:document-meta>
</file>